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style:style style:name="T3" style:family="text">
      <style:text-properties fo:color="#000000" loext:opacity="100%" style:font-name="Ubuntu Mono1"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6.695cm" svg:x2="7.667cm" svg:y2="6.695cm">
          <text:p/>
        </draw:line>
        <draw:line draw:style-name="gr2" draw:text-style-name="P2" draw:layer="layout" svg:x1="1.952cm" svg:y1="6.695cm" svg:x2="1.952cm" svg:y2="5.108cm">
          <text:p/>
        </draw:line>
        <draw:frame draw:style-name="gr3" draw:text-style-name="P3" draw:layer="layout" svg:width="1.587cm" svg:height="1.124cm" svg:x="14.652cm" svg:y="6.861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6.842cm">
          <draw:text-box>
            <text:p><text:span text:style-name="T1">0</text:span></text:p>
          </draw:text-box>
        </draw:frame>
        <draw:frame draw:style-name="gr5" draw:text-style-name="P4" draw:layer="layout" svg:width="12.7cm" svg:height="1.739cm" svg:x="2.905cm" svg:y="1.635cm">
          <draw:text-box>
            <text:p><text:span text:style-name="T2">iterateE :: (a -&gt; a) -&gt; a -&gt; </text:span><text:span text:style-name="T3">Evt m b -&gt; Evt m a</text:span></text:p>
            <text:p><text:span text:style-name="T2">iterateE f a evt =</text:span></text:p>
          </draw:text-box>
        </draw:frame>
        <draw:line draw:style-name="gr2" draw:text-style-name="P2" draw:layer="layout" svg:x1="3.54cm" svg:y1="6.695cm" svg:x2="3.54cm" svg:y2="4.473cm">
          <text:p/>
        </draw:line>
        <draw:line draw:style-name="gr2" draw:text-style-name="P2" draw:layer="layout" svg:x1="5.445cm" svg:y1="6.695cm" svg:x2="5.445cm" svg:y2="5.108cm">
          <text:p/>
        </draw:line>
        <draw:line draw:style-name="gr2" draw:text-style-name="P2" draw:layer="layout" svg:x1="6.715cm" svg:y1="6.695cm" svg:x2="6.715cm" svg:y2="4.473cm">
          <text:p/>
        </draw:line>
        <draw:line draw:style-name="gr1" draw:text-style-name="P1" draw:layer="layout" svg:x1="9.89cm" svg:y1="6.715cm" svg:x2="15.604cm" svg:y2="6.715cm">
          <text:p/>
        </draw:line>
        <draw:line draw:style-name="gr6" draw:text-style-name="P2" draw:layer="layout" svg:x1="9.889cm" svg:y1="6.715cm" svg:x2="9.889cm" svg:y2="5.128cm">
          <text:p/>
        </draw:line>
        <draw:frame draw:style-name="gr4" draw:text-style-name="P3" draw:layer="layout" svg:width="0.635cm" svg:height="0.806cm" svg:x="9.572cm" svg:y="6.862cm">
          <draw:text-box>
            <text:p><text:span text:style-name="T1">0</text:span></text:p>
          </draw:text-box>
        </draw:frame>
        <draw:line draw:style-name="gr6" draw:text-style-name="P2" draw:layer="layout" svg:x1="11.477cm" svg:y1="6.715cm" svg:x2="11.477cm" svg:y2="4.493cm">
          <text:p/>
        </draw:line>
        <draw:line draw:style-name="gr6" draw:text-style-name="P2" draw:layer="layout" svg:x1="13.382cm" svg:y1="6.715cm" svg:x2="13.382cm" svg:y2="5.128cm">
          <text:p/>
        </draw:line>
        <draw:line draw:style-name="gr6" draw:text-style-name="P2" draw:layer="layout" svg:x1="14.652cm" svg:y1="6.715cm" svg:x2="14.652cm" svg:y2="4.493cm">
          <text:p/>
        </draw:line>
        <draw:frame draw:style-name="gr7" draw:text-style-name="P6" draw:layer="layout" svg:width="0.798cm" svg:height="0.839cm" svg:x="9.572cm" svg:y="4.175cm">
          <draw:text-box>
            <text:p text:style-name="P5"><text:span text:style-name="T4">a</text:span></text:p>
          </draw:text-box>
        </draw:frame>
        <draw:frame draw:style-name="gr7" draw:text-style-name="P6" draw:layer="layout" svg:width="1.095cm" svg:height="0.839cm" svg:x="10.842cm" svg:y="3.54cm">
          <draw:text-box>
            <text:p text:style-name="P5"><text:span text:style-name="T4">f </text:span><text:span text:style-name="T4">a</text:span></text:p>
          </draw:text-box>
        </draw:frame>
        <draw:frame draw:style-name="gr8" draw:text-style-name="P6" draw:layer="layout" svg:width="1.905cm" svg:height="1.361cm" svg:x="12.504cm" svg:y="4.181cm">
          <draw:text-box>
            <text:p text:style-name="P5"><text:span text:style-name="T4">f </text:span><text:span text:style-name="T4">(</text:span><text:span text:style-name="T4">f </text:span><text:span text:style-name="T4">a</text:span><text:span text:style-name="T4">)</text:span></text:p>
          </draw:text-box>
        </draw:frame>
        <draw:frame draw:style-name="gr8" draw:text-style-name="P6" draw:layer="layout" svg:width="2.54cm" svg:height="1.361cm" svg:x="13.7cm" svg:y="3.449cm">
          <draw:text-box>
            <text:p text:style-name="P5"><text:span text:style-name="T4">f (f (f a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52:51.407238979</dc:date>
    <meta:editing-duration>PT1H16M6S</meta:editing-duration>
    <meta:editing-cycles>10</meta:editing-cycles>
    <meta:generator>LibreOffice/7.2.5.2.0$Linux_X86_64 LibreOffice_project/711f8d38e9451cd2fd39b6963d2a3fc166f04cb1</meta:generator>
    <meta:document-statistic meta:object-count="18"/>
  </office:meta>
</office:document-meta>
</file>